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" svg:font-family="Ubuntu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  <style:text-properties fo:font-size="12pt" style:font-size-asian="12pt" style:font-size-complex="12pt"/>
    </style:style>
    <style:style style:name="P2" style:family="paragraph" style:parent-style-name="Standard">
      <style:paragraph-properties fo:margin-top="0in" fo:margin-bottom="0in" loext:contextual-spacing="false"/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margin-top="0in" fo:margin-bottom="0in" loext:contextual-spacing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top="0in" fo:margin-bottom="0in" loext:contextual-spacing="false"/>
      <style:text-properties fo:font-size="12pt" fo:font-weight="normal" officeooo:rsid="001e315a" officeooo:paragraph-rsid="001e315a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officeooo:paragraph-rsid="0014a3c9" style:font-size-asian="12pt" style:font-size-complex="12pt"/>
    </style:style>
    <style:style style:name="P6" style:family="paragraph" style:parent-style-name="Standard">
      <style:text-properties fo:font-size="12pt" fo:font-weight="bold" officeooo:rsid="0015daf7" officeooo:paragraph-rsid="0015daf7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bold" officeooo:rsid="0021d87f" officeooo:paragraph-rsid="0021d87f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2pt" fo:font-weight="normal" officeooo:rsid="0015daf7" officeooo:paragraph-rsid="0015daf7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5daf7" officeooo:paragraph-rsid="0019c1aa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21d87f" officeooo:paragraph-rsid="0021d87f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1in" fo:margin-right="0in" fo:margin-top="0in" fo:margin-bottom="0in" loext:contextual-spacing="false" fo:text-indent="0in" style:auto-text-indent="false"/>
      <style:text-properties fo:font-size="12pt" fo:font-style="italic" style:font-size-asian="12pt" style:font-style-asian="italic" style:font-size-complex="12pt"/>
    </style:style>
    <style:style style:name="P12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13" style:family="paragraph" style:parent-style-name="Standard" style:master-page-name="Standard">
      <style:paragraph-properties fo:margin-top="0in" fo:margin-bottom="0in" loext:contextual-spacing="false" style:page-number="1"/>
      <style:text-properties fo:font-size="14pt" fo:font-weight="bold" style:font-size-asian="14pt" style:font-weight-asian="bold" style:font-size-complex="14pt"/>
    </style:style>
    <style:style style:name="P14" style:family="paragraph" style:parent-style-name="Standard" style:list-style-name="WWNum3">
      <style:text-properties fo:font-size="12pt" officeooo:paragraph-rsid="0011478a" style:font-size-asian="12pt" style:font-size-complex="12pt"/>
    </style:style>
    <style:style style:name="P15" style:family="paragraph" style:parent-style-name="Standard" style:list-style-name="WWNum3">
      <style:text-properties fo:font-size="12pt" officeooo:paragraph-rsid="0014a3c9" style:font-size-asian="12pt" style:font-size-complex="12pt"/>
    </style:style>
    <style:style style:name="P16" style:family="paragraph" style:parent-style-name="Standard">
      <style:text-properties fo:font-size="12pt" officeooo:paragraph-rsid="0014a3c9" style:font-size-asian="12pt" style:font-size-complex="12pt"/>
    </style:style>
    <style:style style:name="P17" style:family="paragraph" style:parent-style-name="Standard" style:list-style-name="L1">
      <style:text-properties fo:font-size="12pt" fo:font-weight="bold" officeooo:rsid="0015daf7" officeooo:paragraph-rsid="0015daf7" style:font-size-asian="12pt" style:font-weight-asian="bold" style:font-size-complex="12pt" style:font-weight-complex="bold"/>
    </style:style>
    <style:style style:name="P18" style:family="paragraph" style:parent-style-name="Standard" style:list-style-name="L1">
      <style:text-properties fo:font-size="12pt" fo:font-weight="bold" officeooo:rsid="001bc7db" officeooo:paragraph-rsid="001bc7db" style:font-size-asian="12pt" style:font-weight-asian="bold" style:font-size-complex="12pt" style:font-weight-complex="bold"/>
    </style:style>
    <style:style style:name="P19" style:family="paragraph" style:parent-style-name="Standard" style:list-style-name="L1">
      <style:text-properties fo:font-size="12pt" fo:font-weight="bold" officeooo:rsid="001bc7db" officeooo:paragraph-rsid="001f70f6" style:font-size-asian="12pt" style:font-weight-asian="bold" style:font-size-complex="12pt" style:font-weight-complex="bold"/>
    </style:style>
    <style:style style:name="P20" style:family="paragraph" style:parent-style-name="Standard" style:list-style-name="L3">
      <style:text-properties fo:font-size="12pt" fo:font-weight="normal" officeooo:rsid="003489eb" officeooo:paragraph-rsid="003489eb" style:font-size-asian="12pt" style:font-weight-asian="normal" style:font-size-complex="12pt" style:font-weight-complex="normal"/>
    </style:style>
    <style:style style:name="P21" style:family="paragraph" style:parent-style-name="Standard" style:list-style-name="L4">
      <style:text-properties fo:font-size="12pt" fo:font-weight="normal" officeooo:rsid="002d0533" officeooo:paragraph-rsid="002d0533" style:font-size-asian="12pt" style:font-weight-asian="normal" style:font-size-complex="12pt" style:font-weight-complex="normal"/>
    </style:style>
    <style:style style:name="P22" style:family="paragraph" style:parent-style-name="Standard" style:list-style-name="L5">
      <style:text-properties fo:font-size="12pt" fo:font-weight="normal" officeooo:rsid="0021d87f" officeooo:paragraph-rsid="0024cf3b" style:font-size-asian="12pt" style:font-weight-asian="normal" style:font-size-complex="12pt" style:font-weight-complex="normal"/>
    </style:style>
    <style:style style:name="P23" style:family="paragraph" style:parent-style-name="Standard" style:list-style-name="L5">
      <style:text-properties fo:font-size="12pt" fo:font-weight="normal" officeooo:rsid="0021d87f" officeooo:paragraph-rsid="0021d87f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15daf7" officeooo:paragraph-rsid="0015daf7" style:font-size-asian="12pt" style:font-weight-asian="normal" style:font-size-complex="12pt" style:font-weight-complex="normal"/>
    </style:style>
    <style:style style:name="P25" style:family="paragraph" style:parent-style-name="Standard" style:list-style-name="L2">
      <style:text-properties officeooo:paragraph-rsid="0015daf7"/>
    </style:style>
    <style:style style:name="P26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27" style:family="paragraph" style:parent-style-name="Standard" style:list-style-name="WWNum1">
      <style:paragraph-properties fo:margin-left="0.5in" fo:margin-right="0in" fo:text-indent="-0.25in" style:auto-text-indent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fo:font-style="italic" style:font-size-asian="12pt" style:font-style-asian="italic" style:font-size-complex="12pt"/>
    </style:style>
    <style:style style:name="T4" style:family="text">
      <style:text-properties fo:font-size="12pt" fo:font-weight="normal" officeooo:rsid="0015daf7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19256a" style:font-size-asian="12pt" style:font-weight-asian="normal" style:font-size-complex="12pt" style:font-weight-complex="normal"/>
    </style:style>
    <style:style style:name="T6" style:family="text">
      <style:text-properties style:font-name="Ubuntu" fo:font-style="italic" style:text-underline-style="none" officeooo:rsid="000fb3f4" style:font-style-asian="italic" style:font-style-complex="italic"/>
    </style:style>
    <style:style style:name="T7" style:family="text">
      <style:text-properties style:font-name="Ubuntu" fo:font-style="italic" style:text-underline-style="none" officeooo:rsid="001e315a" style:font-style-asian="italic" style:font-style-complex="italic"/>
    </style:style>
    <style:style style:name="T8" style:family="text">
      <style:text-properties style:font-name="Ubuntu" fo:font-style="italic" officeooo:rsid="000fb3f4" style:font-style-asian="italic" style:font-style-complex="italic"/>
    </style:style>
    <style:style style:name="T9" style:family="text">
      <style:text-properties style:font-name="Ubuntu" officeooo:rsid="0014a3c9" style:font-name-asian="Ubuntu" style:font-name-complex="Ubuntu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0fb3f4" style:font-style-asian="italic" style:font-style-complex="italic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15daf7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1f70f6" style:font-style-asian="italic" style:font-weight-asian="normal" style:font-style-complex="italic" style:font-weight-complex="normal"/>
    </style:style>
    <style:style style:name="T15" style:family="text">
      <style:text-properties officeooo:rsid="0012d3c5"/>
    </style:style>
    <style:style style:name="T16" style:family="text">
      <style:text-properties officeooo:rsid="0014a3c9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61d2c" style:font-weight-asian="normal" style:font-weight-complex="normal"/>
    </style:style>
    <style:style style:name="T19" style:family="text">
      <style:text-properties fo:font-weight="normal" officeooo:rsid="00180c2e" style:font-weight-asian="normal" style:font-weight-complex="normal"/>
    </style:style>
    <style:style style:name="T20" style:family="text">
      <style:text-properties fo:font-weight="normal" officeooo:rsid="001d0cf2" style:font-weight-asian="normal" style:font-weight-complex="normal"/>
    </style:style>
    <style:style style:name="T21" style:family="text">
      <style:text-properties officeooo:rsid="0019256a"/>
    </style:style>
    <style:style style:name="T22" style:family="text">
      <style:text-properties style:text-position="sub 58%"/>
    </style:style>
    <style:style style:name="T23" style:family="text">
      <style:text-properties style:text-position="sub 58%" officeooo:rsid="0029862f"/>
    </style:style>
    <style:style style:name="T24" style:family="text">
      <style:text-properties style:text-position="sub 58%" officeooo:rsid="002b7d7f"/>
    </style:style>
    <style:style style:name="T25" style:family="text">
      <style:text-properties style:text-position="sub 58%" officeooo:rsid="003c5a7e"/>
    </style:style>
    <style:style style:name="T26" style:family="text">
      <style:text-properties style:text-position="0% 100%"/>
    </style:style>
    <style:style style:name="T27" style:family="text">
      <style:text-properties style:text-position="0% 100%" officeooo:rsid="00198232"/>
    </style:style>
    <style:style style:name="T28" style:family="text">
      <style:text-properties style:text-position="0% 100%" fo:font-weight="bold" style:font-weight-asian="bold" style:font-weight-complex="bold"/>
    </style:style>
    <style:style style:name="T29" style:family="text">
      <style:text-properties style:text-position="0% 100%" officeooo:rsid="0019c1aa"/>
    </style:style>
    <style:style style:name="T30" style:family="text">
      <style:text-properties style:text-position="0% 100%" style:font-name="Ubuntu" officeooo:rsid="0014a3c9" style:font-name-asian="Ubuntu" style:font-name-complex="Ubuntu"/>
    </style:style>
    <style:style style:name="T31" style:family="text">
      <style:text-properties style:text-position="0% 100%" officeooo:rsid="002d1b64"/>
    </style:style>
    <style:style style:name="T32" style:family="text">
      <style:text-properties style:text-position="0% 100%" officeooo:rsid="002ee46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style:text-position="super 58%"/>
    </style:style>
    <style:style style:name="T35" style:family="text">
      <style:text-properties style:text-position="super 58%" officeooo:rsid="00198232"/>
    </style:style>
    <style:style style:name="T36" style:family="text">
      <style:text-properties style:text-position="super 58%" officeooo:rsid="0019c1aa"/>
    </style:style>
    <style:style style:name="T37" style:family="text">
      <style:text-properties style:text-position="super 58%" officeooo:rsid="001a4fe2"/>
    </style:style>
    <style:style style:name="T38" style:family="text">
      <style:text-properties style:text-position="super 58%" officeooo:rsid="002ee46d"/>
    </style:style>
    <style:style style:name="T39" style:family="text">
      <style:text-properties officeooo:rsid="001e315a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officeooo:rsid="0024cf3b"/>
    </style:style>
    <style:style style:name="T42" style:family="text">
      <style:text-properties officeooo:rsid="00257742"/>
    </style:style>
    <style:style style:name="T43" style:family="text">
      <style:text-properties officeooo:rsid="00279931"/>
    </style:style>
    <style:style style:name="T44" style:family="text">
      <style:text-properties officeooo:rsid="002831bd"/>
    </style:style>
    <style:style style:name="T45" style:family="text">
      <style:text-properties officeooo:rsid="00367cf2"/>
    </style:style>
    <style:style style:name="T46" style:family="text">
      <style:text-properties officeooo:rsid="003889df"/>
    </style:style>
    <style:style style:name="T47" style:family="text">
      <style:text-properties officeooo:rsid="00397f06"/>
    </style:style>
    <style:style style:name="T48" style:family="text">
      <style:text-properties officeooo:rsid="003a16d3"/>
    </style:style>
    <style:style style:name="T49" style:family="text">
      <style:text-properties officeooo:rsid="003c67f7"/>
    </style:style>
    <style:style style:name="T50" style:family="text">
      <style:text-properties officeooo:rsid="003d9ed2"/>
    </style:style>
    <style:style style:name="T51" style:family="text">
      <style:text-properties officeooo:rsid="003ec5f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Rewritings via Pure Strong Equivalence</text:p>
      <text:p text:style-name="P1"/>
      <text:p text:style-name="P1">This is a rewritten and restructured form a pages <text:span text:style-name="T45">3-4,</text:span>9-10 of Dr Lierler’s paper found here (https://works.bepress.com/yuliya_lierler/81/)</text:p>
      <text:p text:style-name="P2"/>
      <text:p text:style-name="P4">Let <text:span text:style-name="T10">R* </text:span><text:span text:style-name="T40">define the First Order Logic (FOL) representation of the rule </text:span><text:span text:style-name="T10">R</text:span><text:span text:style-name="T40">.</text:span></text:p>
      <text:p text:style-name="P2"/>
      <text:p text:style-name="P3">Subsumption Definition</text:p>
      <text:list xml:id="list1621434566" text:style-name="WWNum2">
        <text:list-item>
          <text:p text:style-name="P26"><text:span text:style-name="T1">A rule body </text:span><text:span text:style-name="T3">Body </text:span><text:span text:style-name="T2">subsumes </text:span><text:span text:style-name="T1">another rule body </text:span><text:span text:style-name="T3">Body’ </text:span><text:span text:style-name="T1">when </text:span><text:span text:style-name="T3">Body’ </text:span><text:span text:style-name="T1">has the form:</text:span></text:p>
        </text:list-item>
      </text:list>
      <text:p text:style-name="P11">Body, Body’’</text:p>
      <text:list xml:id="list410611562" text:style-name="WWNum1">
        <text:list-item>
          <text:p text:style-name="P27"><text:span text:style-name="T1">A rule </text:span><text:span text:style-name="T3">R </text:span><text:span text:style-name="T2">subsumes </text:span><text:span text:style-name="T1">another rule </text:span><text:span text:style-name="T3">R’ </text:span><text:span text:style-name="T1">when the heads of </text:span><text:span text:style-name="T3">R </text:span><text:span text:style-name="T1">and </text:span><text:span text:style-name="T3">R’ </text:span><text:span text:style-name="T1">coincide while the body of R subsumes the body of </text:span><text:span text:style-name="T3">R’</text:span></text:p>
        </text:list-item>
      </text:list>
      <text:p text:style-name="P12"><text:span text:style-name="T16">Subsumption </text:span>Rewriting</text:p>
      <text:list xml:id="list774658614" text:style-name="WWNum3">
        <text:list-item>
          <text:p text:style-name="P14">Let <text:span text:style-name="T6">R</text:span> denote a set of rules subsumed by rule <text:span text:style-name="T8">R’</text:span>. It is easy to see that formulas <text:span text:style-name="T6">Ř</text:span> and <text:span text:style-name="T7">R*</text:span>∧<text:span text:style-name="T39">R*</text:span><text:span text:style-name="T6">’</text:span> are intuitionistically equivalent. Thus, program composed of rule <text:span text:style-name="T10">R</text:span> and program <text:span text:style-name="T10">{R}∪ </text:span><text:span text:style-name="T11">R’</text:span><text:span text:style-name="T10"> </text:span>are strongly equivalent. </text:p>
        </text:list-item>
        <text:list-item>
          <text:p text:style-name="P14"><text:span text:style-name="T15">For example</text:span>, rule (<text:span text:style-name="T15">1</text:span>) is strongly equivalent to the set of rules composed of itself and (<text:span text:style-name="T15">2</text:span>) <text:span text:style-name="T15">below</text:span>. <text:span text:style-name="T15">Also</text:span>, rule (<text:span text:style-name="T15">1</text:span>) subsumes rule (<text:span text:style-name="T15">2</text:span>).</text:p>
          <text:list>
            <text:list-header>
              <text:p text:style-name="P14"><text:span text:style-name="T15">(1) </text:span>non_o(A, I) ← action(A), step(I), not o(A, I)</text:p>
              <text:p text:style-name="P15"><text:span text:style-name="T15">(2) </text:span>non_o(A, I) ← not o(A, I), action(A), SG(I<text:span text:style-name="T16">)</text:span></text:p>
            </text:list-header>
          </text:list>
        </text:list-item>
      </text:list>
      <text:p text:style-name="P5"><text:tab/><text:span text:style-name="T16">where</text:span></text:p>
      <text:p text:style-name="P5"><text:tab/><text:tab/>SG(I) abbreviates step(I), not goal(I), I <text:span text:style-name="T9">≠</text:span> n</text:p>
      <text:p text:style-name="P5"/>
      <text:p text:style-name="P5"/>
      <text:p text:style-name="P6">Aggregate Equivalence Definition</text:p>
      <text:list xml:id="list159416212" text:style-name="L1">
        <text:list-item>
          <text:p text:style-name="P17"><text:span text:style-name="T17">Th</text:span><text:span text:style-name="T18">is equ</text:span><text:span text:style-name="T19">iva</text:span><text:span text:style-name="T18">lence theorem</text:span><text:span text:style-name="T17"> is an immediate consequence of the Replacement Theorem for intuitionistic logic </text:span><text:span text:style-name="T18">(No Source/Definiton found)</text:span></text:p>
        </text:list-item>
        <text:list-item>
          <text:p text:style-name="P18"><text:span text:style-name="T18">T</text:span><text:span text:style-name="T17">he Replacement Theorem for intuitionistic </text:span><text:span text:style-name="T20">l</text:span><text:span text:style-name="T17">ogic allows us to immediately conclude the following</text:span></text:p>
          <text:list>
            <text:list-item>
              <text:p text:style-name="P19"><text:span text:style-name="T17">Program </text:span><text:span text:style-name="T12">H ← G</text:span><text:span text:style-name="T17"> is strongly equivalent to program </text:span><text:span text:style-name="T12">H ← G’</text:span><text:span text:style-name="T17"> when </text:span><text:span text:style-name="T13">∀</text:span><text:span text:style-name="T14">(G* &lt;-&gt; G’*)</text:span></text:p>
            </text:list-item>
          </text:list>
        </text:list-item>
      </text:list>
      <text:p text:style-name="P6">Aggregate Equivalence Rewriting</text:p>
      <text:list xml:id="list2262107116" text:style-name="L2">
        <text:list-item>
          <text:p text:style-name="P25"><text:span text:style-name="T5">The p</text:span><text:span text:style-name="T4">rogram</text:span></text:p>
        </text:list-item>
      </text:list>
      <text:p text:style-name="P8"><text:tab/><text:tab/><text:span text:style-name="T21">(1) </text:span>H ← b ≤ #count{x : F(x)}, G</text:p>
      <text:p text:style-name="P8"><text:tab/>is strongly equivalent to program</text:p>
      <text:p text:style-name="P9"><text:tab/><text:tab/><text:span text:style-name="T21">(2) </text:span>H ←<text:span text:style-name="T33">,</text:span>∀<text:span text:style-name="T22">1≤i≤b</text:span><text:span text:style-name="T26"> </text:span><text:span text:style-name="T27">F(x</text:span><text:span text:style-name="T35">i</text:span><text:span text:style-name="T27">) <text:s/></text:span><text:span text:style-name="T28">,</text:span><text:span text:style-name="T26">∀</text:span><text:span text:style-name="T22">1≤i≤b</text:span><text:span text:style-name="T26"> </text:span><text:span text:style-name="T29">x</text:span><text:span text:style-name="T36">i</text:span><text:span text:style-name="T29"> </text:span><text:span text:style-name="T30">≠</text:span><text:span text:style-name="T29"> x</text:span><text:span text:style-name="T36">j</text:span><text:span text:style-name="T29"> , G</text:span></text:p>
      <text:p text:style-name="P8"><text:tab/>where G and H have no occurrences of variables in x<text:span text:style-name="T37">i</text:span> (1 ≤ i ≤ b).</text:p>
      <text:p text:style-name="P8"/>
      <text:p text:style-name="P8"/>
      <text:p text:style-name="P7">Replacing Choice Rule with Defining Rule Definition</text:p>
      <text:list xml:id="list1316437615" text:style-name="L3">
        <text:list-item>
          <text:p text:style-name="P20"><text:span text:style-name="T49">To be proved</text:span> – Given a choice rule definition, we can replace it with a Defining rule by including in the defining rule’s body all those predicates <text:span text:style-name="T46">in negated form which </text:span>occur in constraints elsewhere in the program where the defined predicate <text:soft-page-break/><text:span text:style-name="T47">also </text:span>occurs. <text:span text:style-name="T48">If the defined predicate is negated in the constraint, the other predicates must not be negated when being added to the new defining rule. </text:span>This <text:span text:style-name="T50">does not neccessarily</text:span> app<text:span text:style-name="T50">ly</text:span> if the defined predicate occur<text:span text:style-name="T50">s</text:span> in the head of another rule.</text:p>
        </text:list-item>
      </text:list>
      <text:list xml:id="list3669538328" text:style-name="L4">
        <text:list-item>
          <text:p text:style-name="P21">Definition found where Rewriting is defined below. We can derive the former program (its FOL representation) from the latter intuitsticially; and we can derive the latter from the former in logic SQHT<text:span text:style-name="T34">=</text:span><text:span text:style-name="T26"> </text:span><text:span text:style-name="T31">using De Morgan’s law </text:span><text:span text:style-name="T32">(provable in SQHT</text:span><text:span text:style-name="T38">=</text:span><text:span text:style-name="T32"> but not valid instuistically)</text:span></text:p>
        </text:list-item>
      </text:list>
      <text:p text:style-name="P7">Replacing Choice Rule with Defining Rule Rewriting</text:p>
      <text:list xml:id="list2927402261" text:style-name="L5">
        <text:list-item>
          <text:p text:style-name="P22"><text:span text:style-name="T41">The p</text:span>rogram</text:p>
          <text:list>
            <text:list-item>
              <text:list>
                <text:list-header>
                  <text:p text:style-name="P22"><text:span text:style-name="T41">(1) </text:span>← p(x), q(x)</text:p>
                  <text:p text:style-name="P23"><text:span text:style-name="T41">(2) </text:span>q(x) ← not p(x), F<text:span text:style-name="T24">1</text:span></text:p>
                  <text:p text:style-name="P23"><text:span text:style-name="T41">(3) </text:span>{p(x)} ← F<text:span text:style-name="T23">1</text:span>, F<text:span text:style-name="T23">2</text:span></text:p>
                </text:list-header>
              </text:list>
            </text:list-item>
          </text:list>
          <text:p text:style-name="P23">is strongly equivalent to program composed of rules (<text:span text:style-name="T44">1</text:span>), (2) and <text:span text:style-name="T43">the </text:span>rule</text:p>
          <text:list>
            <text:list-item>
              <text:list>
                <text:list-header>
                  <text:p text:style-name="P23"><text:span text:style-name="T42">(4) </text:span>p(x) ← not q(x), F<text:span text:style-name="T25">1</text:span>, F<text:span text:style-name="T25">2</text:span></text:p>
                </text:list-header>
              </text:list>
            </text:list-item>
          </text:list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Ubuntu" svg:font-family="Ubuntu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margin-top="0in" fo:margin-bottom="0in" loext:contextual-spacing="true"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date>2018-09-23T17:39:56.702688388</dc:date>
    <meta:editing-duration>PT1H20M34S</meta:editing-duration>
    <meta:editing-cycles>50</meta:editing-cycles>
    <meta:document-statistic meta:table-count="0" meta:image-count="0" meta:object-count="0" meta:page-count="2" meta:paragraph-count="34" meta:word-count="457" meta:character-count="2577" meta:non-whitespace-character-count="2160"/>
  </office:meta>
</office:document-meta>
</file>